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" svg:font-family="Tahoma"/>
    <style:font-face style:name="Tahoma2" svg:font-family="Tahoma"/>
    <style:font-face style:name="Times New Roman1" svg:font-family="'Times New Roman'"/>
    <style:font-face style:font-pitch="variable" style:name="Arial" svg:font-family="Arial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Courier New" svg:font-family="'Courier New'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 New" svg:font-family="Courier New"/>
  </office:font-face-decls>
  <office:automatic-styles>
    <style:style style:family="paragraph" style:list-style-name="L3" style:name="aa2f22d" style:parent-style-name="Default_20_Text">
      <style:paragraph-properties/>
    </style:style>
    <style:style style:family="paragraph" style:list-style-name="L3" style:name="a7037b5" style:parent-style-name="Default_20_Text">
      <style:paragraph-properties/>
    </style:style>
    <style:style style:family="graphic" style:name="aac1300" style:parent-style-name="Frame">
      <style:graphic-properties fo:background-color="ffffff" fo:border-bottom="none" fo:border-left="none" fo:border-right="none" fo:border-top="none" fo:margin-bottom="0.0mm" fo:margin-left="0.0mm" fo:margin-right="0.0mm" fo:margin-top="0.0mm" fo:padding-bottom="0.0mm" fo:padding-left="0.0mm" fo:padding-right="0.0mm" fo:padding-top="0.0mm" style:horizontal-pos="from-left" style:horizontal-rel="paragraph" style:vertical-pos="from-top" style:wrap="none" style:wrap-contour="false"/>
    </style:style>
    <style:style style:family="graphic" style:name="ab1f3c3" style:parent-style-name="Graphics">
      <style:graphic-properties fo:background-color="ffffff" fo:margin-bottom="0.0mm" fo:margin-left="0.0mm" fo:margin-right="0.0mm" fo:margin-top="0.0mm" style:horizontal-pos="from-left" style:horizontal-rel="paragraph" style:vertical-pos="from-top" style:wrap="none" style:wrap-contour="false" svg:x="0.04mm" svg:y="0.02mm"/>
    </style:style>
    <style:style style:family="graphic" style:name="a11d526" style:parent-style-name="Frame">
      <style:graphic-properties fo:background-color="ffffff" fo:border-bottom="none" fo:border-left="none" fo:border-right="none" fo:border-top="none" fo:margin-bottom="0.0mm" fo:margin-left="0.0mm" fo:margin-right="0.0mm" fo:margin-top="0.0mm" fo:padding-bottom="0.0mm" fo:padding-left="0.0mm" fo:padding-right="0.0mm" fo:padding-top="0.0mm" style:horizontal-pos="center" style:horizontal-rel="paragraph" style:vertical-pos="top" style:wrap="none" style:wrap-contour="false"/>
    </style:style>
    <style:style style:family="table-cell" style:name="a6ae39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2617b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2427c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1e09c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067d71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02b25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202cc9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f5a16b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85f008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cfd9f3">
      <style:table-column-properties style:rel-column-width="21845*"/>
    </style:style>
    <style:style style:family="table" style:name="adf5910">
      <style:table-properties style:width="15.24cm" table:align="left"/>
    </style:style>
    <style:style style:family="paragraph" style:list-style-name="L3" style:name="a67ada8" style:parent-style-name="Default_20_Text">
      <style:paragraph-properties/>
    </style:style>
    <style:style style:family="text" style:name="afdff79">
      <style:text-properties style:font-name="Courier New" style:font-name-asian="Courier New" style:font-name-complex="Courier New"/>
    </style:style>
    <style:style style:family="text" style:name="a46c312">
      <style:text-properties fo:font-style="italic" style:font-style-asian="italic" style:font-style-complex="italic"/>
    </style:style>
    <style:style style:family="text" style:name="a327d62">
      <style:text-properties style:text-underline-style="solid"/>
    </style:style>
    <style:style style:family="text" style:name="a7bde49">
      <style:text-properties fo:font-weight="bold" style:font-weight-asian="bold" style:font-weight-complex="bold"/>
    </style:style>
    <style:style style:family="text" style:name="a23bb24">
      <style:text-properties fo:font-weight="bold" style:font-weight-asian="bold" style:font-weight-complex="bold"/>
    </style:style>
    <style:style style:family="text" style:name="abb352c">
      <style:text-properties fo:font-weight="bold" style:font-weight-asian="bold" style:font-weight-complex="bold"/>
    </style:style>
    <style:style style:family="text" style:name="a19cfbd">
      <style:text-properties fo:font-weight="bold" style:font-weight-asian="bold" style:font-weight-complex="bold"/>
    </style:style>
    <style:style style:family="text" style:name="a4d977b">
      <style:text-properties fo:font-weight="bold" style:font-weight-asian="bold" style:font-weight-complex="bold"/>
    </style:style>
    <style:style style:family="text" style:name="a9717cb">
      <style:text-properties fo:font-weight="bold" style:font-weight-asian="bold" style:font-weight-complex="bold"/>
    </style:style>
    <text:list-style style:name="L3">
      <text:list-level-style-bullet text:bullet-char="•" text:level="1">
        <style:list-level-properties text:list-level-position-and-space-mode="label-alignment" text:min-label-width="4mm">
          <style:list-level-label-alignment fo:margin-left="4.99mm" text:label-followed-by="listtab"/>
        </style:list-level-properties>
      </text:list-level-style-bullet>
      <text:list-level-style-bullet text:bullet-char="•" text:level="2">
        <style:list-level-properties text:list-level-position-and-space-mode="label-alignment" text:min-label-width="4mm" text:space-before="5mm">
          <style:list-level-label-alignment fo:margin-left="10.0mm" text:label-followed-by="listtab"/>
        </style:list-level-properties>
      </text:list-level-style-bullet>
      <text:list-level-style-bullet text:bullet-char="•" text:level="3">
        <style:list-level-properties text:list-level-position-and-space-mode="label-alignment" text:min-label-width="4mm" text:space-before="10mm">
          <style:list-level-label-alignment fo:margin-left="14.99mm" text:label-followed-by="listtab"/>
        </style:list-level-properties>
      </text:list-level-style-bullet>
      <text:list-level-style-bullet text:bullet-char="•" text:level="4">
        <style:list-level-properties text:list-level-position-and-space-mode="label-alignment" text:min-label-width="4mm" text:space-before="15mm">
          <style:list-level-label-alignment fo:margin-left="20.0mm" text:label-followed-by="listtab"/>
        </style:list-level-properties>
      </text:list-level-style-bullet>
      <text:list-level-style-bullet text:bullet-char="•" text:level="5">
        <style:list-level-properties text:list-level-position-and-space-mode="label-alignment" text:min-label-width="4mm" text:space-before="20mm">
          <style:list-level-label-alignment fo:margin-left="24.99mm" text:label-followed-by="listtab"/>
        </style:list-level-properties>
      </text:list-level-style-bullet>
      <text:list-level-style-bullet text:bullet-char="•" text:level="6">
        <style:list-level-properties text:list-level-position-and-space-mode="label-alignment" text:min-label-width="4mm" text:space-before="25mm">
          <style:list-level-label-alignment fo:margin-left="30.0mm" text:label-followed-by="listtab"/>
        </style:list-level-properties>
      </text:list-level-style-bullet>
      <text:list-level-style-bullet text:bullet-char="•" text:level="7">
        <style:list-level-properties text:list-level-position-and-space-mode="label-alignment" text:min-label-width="4mm" text:space-before="30mm">
          <style:list-level-label-alignment fo:margin-left="35.0mm" text:label-followed-by="listtab"/>
        </style:list-level-properties>
      </text:list-level-style-bullet>
      <text:list-level-style-bullet text:bullet-char="•" text:level="8">
        <style:list-level-properties text:list-level-position-and-space-mode="label-alignment" text:min-label-width="4mm" text:space-before="35mm">
          <style:list-level-label-alignment fo:margin-left="40.01mm" text:label-followed-by="listtab"/>
        </style:list-level-properties>
      </text:list-level-style-bullet>
      <text:list-level-style-bullet text:bullet-char="•" text:level="9">
        <style:list-level-properties text:list-level-position-and-space-mode="label-alignment" text:min-label-width="4mm" text:space-before="40mm">
          <style:list-level-label-alignment fo:margin-left="45.0mm" text:label-followed-by="listtab"/>
        </style:list-level-properties>
      </text:list-level-style-bullet>
    </text:list-style>
  </office:automatic-styles>
  <office:body>
    <office:text>
      <text:p text:style-name="Default_20_Text">[alone on line]</text:p>
      <text:p text:style-name="Default_20_Text">mnop</text:p>
      <text:p text:style-name="Default_20_Text"/>
      <text:p text:style-name="Default_20_Text">[with leading space]<text:s/></text:p>
      <text:p text:style-name="Default_20_Text"><text:s/>mnop</text:p>
      <text:p text:style-name="Default_20_Text"/>
      <text:p text:style-name="Default_20_Text">[with trailing space]</text:p>
      <text:p text:style-name="Default_20_Text">mnop<text:s/></text:p>
      <text:p text:style-name="Default_20_Text"/>
      <text:p text:style-name="Default_20_Text">[with leading and trailing space]</text:p>
      <text:p text:style-name="Default_20_Text"><text:s/>mnop<text:s/></text:p>
      <text:p text:style-name="Default_20_Text"/>
      <text:p text:style-name="Default_20_Text">[in a larger string]</text:p>
      <text:p text:style-name="Default_20_Text">abcdefghijklmnopqrstuvwxyz</text:p>
      <text:p text:style-name="Default_20_Text"/>
      <text:p text:style-name="Default_20_Text">[in a different style]</text:p>
      <text:p text:style-name="Default_20_Text">abcdefghijkl<text:span text:style-name="a9717cb">mnop</text:span>qrstuvwxyz</text:p>
      <text:p text:style-name="Default_20_Text"/>
      <text:p text:style-name="Default_20_Text">[after a different style]</text:p>
      <text:p text:style-name="Default_20_Text"><text:span text:style-name="a4d977b">abcdefghijkl</text:span>mnopqrstuvwxyz</text:p>
      <text:p text:style-name="Default_20_Text"/>
      <text:p text:style-name="Default_20_Text">[before a different style]</text:p>
      <text:p text:style-name="Default_20_Text">abcdefghijklmnop<text:span text:style-name="a19cfbd">qrstuvwxyz</text:span></text:p>
      <text:p text:style-name="Default_20_Text"/>
      <text:p text:style-name="Default_20_Text">[partially in one style]</text:p>
      <text:p text:style-name="Default_20_Text"><text:span text:style-name="abb352c">abcdefghijklmn</text:span>opqrstuvwxyz</text:p>
      <text:p text:style-name="Default_20_Text"/>
      <text:p text:style-name="Default_20_Text">[partially in one style following]</text:p>
      <text:p text:style-name="Default_20_Text">abcdefghijklmn<text:span text:style-name="a23bb24">opqrstuvwxyz</text:span></text:p>
      <text:p text:style-name="Default_20_Text"/>
      <text:p text:style-name="Default_20_Text">[mixed styles]</text:p>
      <text:p text:style-name="Default_20_Text">abcdefghijkl<text:span text:style-name="a7bde49">m</text:span><text:span text:style-name="a327d62">n</text:span><text:span text:style-name="a46c312">o</text:span><text:span text:style-name="afdff79">p</text:span>qrstuvwxyz</text:p>
      <text:p text:style-name="Default_20_Text"/>
      <text:p text:style-name="Default_20_Text">[In a list]</text:p>
      <text:list text:continue-numbering="true" text:style-name="L3">
        <text:list-item>
          <text:p text:style-name="a67ada8">abcdefghijklmnopqrstuvwxyz</text:p>
        </text:list-item>
      </text:list>
      <text:p text:style-name="Default_20_Text"/>
      <text:p text:style-name="Default_20_Text">[In a table cell]</text:p>
      <text:p text:style-name="Default_20_Text"/>
      <table:table table:style-name="adf5910">
        <table:table-column table:number-columns-repeated="3" table:style-name="acfd9f3"/>
        <table:table-row>
          <table:table-cell table:style-name="a85f008">
            <text:p text:style-name="Table_20_Contents">abcd</text:p>
          </table:table-cell>
          <table:table-cell table:style-name="af5a16b">
            <text:p text:style-name="Table_20_Contents">efg</text:p>
          </table:table-cell>
          <table:table-cell table:style-name="a202cc9">
            <text:p text:style-name="Table_20_Contents">hijk</text:p>
          </table:table-cell>
        </table:table-row>
        <table:table-row>
          <table:table-cell table:style-name="a02b25e">
            <text:p text:style-name="Table_20_Contents">lmnop</text:p>
          </table:table-cell>
          <table:table-cell table:style-name="a067d71">
            <text:p text:style-name="Table_20_Contents">qrs</text:p>
          </table:table-cell>
          <table:table-cell table:style-name="a21e09c">
            <text:p text:style-name="Table_20_Contents">tuv</text:p>
          </table:table-cell>
        </table:table-row>
        <table:table-row>
          <table:table-cell table:style-name="ab2427c">
            <text:p text:style-name="Table_20_Contents">w</text:p>
          </table:table-cell>
          <table:table-cell table:style-name="a2617b7">
            <text:p text:style-name="Table_20_Contents">x</text:p>
          </table:table-cell>
          <table:table-cell table:style-name="a6ae39c">
            <text:p text:style-name="Table_20_Contents">yz</text:p>
          </table:table-cell>
        </table:table-row>
      </table:table>
      <text:p text:style-name="Default_20_Text"/>
      <text:p text:style-name="Default_20_Text">[In a hyperlink link]</text:p>
      <text:p text:style-name="Default_20_Text"/>
      <text:p text:style-name="Default_20_Text">abcdefghijkl<text:a xlink:href="http://www.ibm.com/">mnop</text:a>qrstuvwxyz</text:p>
      <text:p text:style-name="Default_20_Text"/>
      <text:p text:style-name="Default_20_Text">[In a footnote]</text:p>
      <text:p text:style-name="Default_20_Text"/>
      <text:p text:style-name="Default_20_Text">This is a footnote.</text:p>
      <text:p text:style-name="Default_20_Text"/>
      <text:p text:style-name="Default_20_Text"/>
      <text:p text:style-name="Default_20_Text">[In a caption]</text:p>
      <text:p text:style-name="Default_20_Text"/>
      <text:p text:style-name="Default_20_Text"><draw:frame draw:style-name="a11d526" svg:width="152.4mm" text:anchor-type="as-char"><draw:text-box><text:p text:style-name="Figure"><draw:frame draw:style-name="ab1f3c3" draw:z-index="1" svg:height="101.18mm" svg:width="152.4mm" svg:x="0.04mm" svg:y="0.02mm" text:anchor-type="as-char"><draw:image xlink:actuate="onLoad" xlink:href="Pictures/10000000000001F40000014C4F12EEB0.jpg" xlink:show="embed" xlink:type="simple"/><draw:text-box/></draw:frame><draw:frame draw:style-name="aac1300" draw:z-index="2" svg:width="152.4mm" text:anchor-type="as-char"><draw:text-box><text:p text:style-name="Frame_20_contents">Figure 1 abcdefghijklmnopqrstuvwxyz</text:p></draw:text-box></draw:frame></text:p></draw:text-box></draw:frame></text:p>
      <text:p text:style-name="Default_20_Text"/>
      <text:p text:style-name="Default_20_Text"/>
      <text:p text:style-name="Default_20_Text">But this is not a hit, since it splits over two bullet items:</text:p>
      <text:p text:style-name="Default_20_Text"/>
      <text:list text:continue-numbering="true" text:style-name="L3">
        <text:list-item>
          <text:p text:style-name="a7037b5">abcdefghijklmn</text:p>
        </text:list-item>
      </text:list>
      <text:list text:continue-numbering="true" text:style-name="L3">
        <text:list-item>
          <text:p text:style-name="aa2f22d">opqrstuvwxyz</text:p>
        </text:list-item>
      </text:list>
      <text:p text:style-name="Default_20_Text"/>
      <text:p text:style-name="Default_20_Text">And this is not a hit, since it is in two different paragraphs:</text:p>
      <text:p text:style-name="Default_20_Text"/>
      <text:p text:style-name="Default_20_Text">abcdefghijklmn</text:p>
      <text:p text:style-name="Default_20_Text"/>
      <text:p text:style-name="Default_20_Text">opqrstuvwxyz</text:p>
      <text:p text:style-name="Default_20_Text"/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" svg:font-family="Tahoma"/>
    <style:font-face style:name="Tahoma2" svg:font-family="Tahoma"/>
    <style:font-face style:name="Times New Roman1" svg:font-family="'Times New Roman'"/>
    <style:font-face style:font-pitch="variable" style:name="Arial" svg:font-family="Arial"/>
    <style:font-face style:font-pitch="variable"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Courier New" svg:font-family="'Courier New'"/>
    <style:font-face style:font-family-generic="roman" style:font-pitch="variable" style:name="Times New Roman" svg:font-family="Times New Roman" svg:panose-1="2 2 6 3 5 4 5 2 3 4"/>
    <style:font-face style:font-family-generic="modern" style:font-pitch="fixed" style:name="Courier New" svg:font-family="Courier New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" style:font-name-complex="Tahoma1" style:font-size-asian="12.0pt" style:use-window-font-color="true"/>
    </style:default-style>
    <style:style style:display-name="Default Text" style:family="paragraph" style:name="Default_20_Text" style:parent-style-name="default_paragraph_style"/>
    <style:style style:family="paragraph" style:name="Header" style:parent-style-name="Default_20_Text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Text Body Single" style:family="paragraph" style:name="Text_20_Body_20_Single" style:parent-style-name="Default_20_Text">
      <style:paragraph-properties fo:margin-bottom="2.12mm" fo:margin-top="0.0mm"/>
    </style:style>
    <style:style style:display-name="Table Contents" style:family="paragraph" style:name="Table_20_Contents" style:parent-style-name="Text_20_Body_20_Single"/>
    <style:style style:display-name="Frame contents" style:family="paragraph" style:name="Frame_20_contents" style:parent-style-name="Text_20_Body_20_Single"/>
    <style:style style:family="paragraph" style:name="Footnote" style:parent-style-name="Default_20_Text">
      <style:paragraph-properties fo:margin-left="4.99mm" fo:margin-right="0.0mm" fo:text-indent="-4.99mm"/>
      <style:text-properties fo:font-size="10.0pt" style:font-size-asian="10.0pt"/>
    </style:style>
    <style:style style:family="paragraph" style:name="Footer" style:parent-style-name="Default_20_Text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family="paragraph" style:name="List" style:parent-style-name="Text_20_Body_20_Single">
      <style:text-properties style:font-name="Times New Roman1" style:font-name-complex="Tahoma2"/>
    </style:style>
    <style:style style:family="paragraph" style:name="Index" style:parent-style-name="Default_20_Text">
      <style:text-properties style:font-name="Times New Roman1" style:font-name-complex="Tahoma2"/>
    </style:style>
    <style:style style:display-name="Table Heading" style:family="paragraph" style:name="Table_20_Heading" style:parent-style-name="Table_20_Contents">
      <style:paragraph-properties fo:text-align="center"/>
      <style:text-properties fo:font-style="italic" fo:font-weight="bold" style:font-style-asian="italic" style:font-style-complex="italic" style:font-weight-asian="bold" style:font-weight-complex="bold"/>
    </style:style>
    <style:style style:family="paragraph" style:name="Caption" style:parent-style-name="Default_20_Text">
      <style:paragraph-properties fo:margin-bottom="2.12mm" fo:margin-top="2.12mm"/>
      <style:text-properties fo:font-size="10.0pt" fo:font-style="italic" style:font-name="Times New Roman1" style:font-name-complex="Tahoma2" style:font-size-asian="10.0pt" style:font-style-asian="italic" style:font-style-complex="italic"/>
    </style:style>
    <style:style style:family="paragraph" style:name="Figure" style:parent-style-name="Caption"/>
    <style:style style:display-name="Footnote anchor" style:family="text" style:name="Footnote_20_anchor" style:parent-style-name="default_character_style">
      <style:text-properties style:text-position="super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display-name="Internet link" style:family="text" style:name="Internet_20_link" style:parent-style-name="default_character_style">
      <style:text-properties fo:color="#000080" style:text-underline-style="solid"/>
    </style:style>
    <style:style style:display-name="Footnote Symbol" style:family="text" style:name="Footnote_20_Symbol" style:parent-style-name="default_character_style"/>
    <style:default-style style:family="graphic">
      <style:text-properties fo:country="US" fo:font-size="12.0pt" fo:language="en" style:font-name="Times New Roman" style:font-name-asian="Arial" style:font-name-complex="Tahoma1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wrap="none" style:wrap-contour="false"/>
    </style:style>
    <style:style style:family="graphic" style:name="Frame" style:parent-style-name="default_drawing_style">
      <style:graphic-properties fo:margin-bottom="2.01mm" fo:margin-left="2.01mm" fo:margin-right="2.01mm" fo:margin-top="2.01mm" fo:padding-bottom="1.5mm" fo:padding-left="1.5mm" fo:padding-right="1.5mm" fo:padding-top="1.5mm" style:horizontal-pos="center" style:horizontal-rel="paragraph" style:vertical-pos="top" style:wrap="parallel" style:wrap-contour="false"/>
    </style:style>
  </office:styles>
  <office:automatic-styles>
    <style:style style:family="text" style:name="af32562">
      <style:text-properties fo:font-weight="bold" style:font-weight-asian="bold" style:font-weight-complex="bold"/>
    </style:style>
  </office:automatic-styles>
  <office:master-styles>
    <style:master-page style:name="Standard">
      <style:header>
        <text:p text:style-name="Default_20_Text">[In a page header] abcdefghijklmnopqrstuv<text:span text:style-name="af32562">wxy</text:span>z</text:p>
      </style:header>
      <style:footer>
        <text:p text:style-name="Default_20_Text">[In a page footer]: abcdefghijklmnopqrstuvwxyz</text:p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12S</meta:editing-duration>
  </office:meta>
</office:document-meta>
</file>